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32cm" style:rel-width="96%" fo:margin-top="0cm" fo:margin-bottom="0.199cm" table:align="center"/>
    </style:style>
    <style:style style:name="Tableau1.A" style:family="table-column">
      <style:table-column-properties style:column-width="8.408cm" style:rel-column-width="4767*"/>
    </style:style>
    <style:style style:name="Tableau1.B" style:family="table-column">
      <style:table-column-properties style:column-width="4.703cm" style:rel-column-width="2666*"/>
    </style:style>
    <style:style style:name="Tableau1.C" style:family="table-column">
      <style:table-column-properties style:column-width="3.209cm" style:rel-column-width="1819*"/>
    </style:style>
    <style:style style:name="Tableau1.A1" style:family="table-cell">
      <style:table-cell-properties fo:padding="0.159cm" fo:border-left="none" fo:border-right="none" fo:border-top="0.05pt solid #000000" fo:border-bottom="0.05pt solid #000000"/>
    </style:style>
    <style:style style:name="Tableau1.A2" style:family="table-cell">
      <style:table-cell-properties fo:padding="0.159cm" fo:border-left="none" fo:border-right="none" fo:border-top="0.05pt solid #000000" fo:border-bottom="none"/>
    </style:style>
    <style:style style:name="Tableau1.A3" style:family="table-cell">
      <style:table-cell-properties style:vertical-align="top" fo:padding="0.159cm" fo:border="none"/>
    </style:style>
    <style:style style:name="Tableau1.A14" style:family="table-cell">
      <style:table-cell-properties fo:padding="0.159cm" fo:border-left="none" fo:border-right="none" fo:border-top="none" fo:border-bottom="0.05pt solid #000000"/>
    </style:style>
    <style:style style:name="Tableau1.B14" style:family="table-cell">
      <style:table-cell-properties fo:padding="0.159cm" fo:border-left="none" fo:border-right="none" fo:border-top="none" fo:border-bottom="0.05pt solid #000000"/>
    </style:style>
    <style:style style:name="Tableau1.C14" style:family="table-cell">
      <style:table-cell-properties fo:padding="0.159cm" fo:border-left="none" fo:border-right="none" fo:border-top="none" fo:border-bottom="0.05pt solid #000000"/>
    </style:style>
    <style:style style:name="Tableau1.A36" style:family="table-cell">
      <style:table-cell-properties fo:padding="0.159cm" fo:border-left="none" fo:border-right="none" fo:border-top="none" fo:border-bottom="0.05pt solid #000000"/>
    </style:style>
    <style:style style:name="Tableau1.B36" style:family="table-cell">
      <style:table-cell-properties fo:padding="0.159cm" fo:border-left="none" fo:border-right="none" fo:border-top="none" fo:border-bottom="0.05pt solid #000000"/>
    </style:style>
    <style:style style:name="Tableau1.C36" style:family="table-cell">
      <style:table-cell-properties fo:padding="0.159cm" fo:border-left="none" fo:border-right="none" fo:border-top="none" fo:border-bottom="0.05pt solid #000000"/>
    </style:style>
    <style:style style:name="Tableau1.A41" style:family="table-cell">
      <style:table-cell-properties fo:padding="0.159cm" fo:border-left="none" fo:border-right="none" fo:border-top="none" fo:border-bottom="0.05pt solid #000000"/>
    </style:style>
    <style:style style:name="Tableau1.B41" style:family="table-cell">
      <style:table-cell-properties fo:padding="0.159cm" fo:border-left="none" fo:border-right="none" fo:border-top="none" fo:border-bottom="0.05pt solid #000000"/>
    </style:style>
    <style:style style:name="Tableau1.C41" style:family="table-cell">
      <style:table-cell-properties fo:padding="0.159cm" fo:border-left="none" fo:border-right="none" fo:border-top="none" fo:border-bottom="0.05pt solid #000000"/>
    </style:style>
    <style:style style:name="Tableau1.A51" style:family="table-cell">
      <style:table-cell-properties fo:padding="0.159cm" fo:border-left="none" fo:border-right="none" fo:border-top="none" fo:border-bottom="0.05pt solid #000000"/>
    </style:style>
    <style:style style:name="Tableau1.B51" style:family="table-cell">
      <style:table-cell-properties fo:padding="0.159cm" fo:border-left="none" fo:border-right="none" fo:border-top="none" fo:border-bottom="0.05pt solid #000000"/>
    </style:style>
    <style:style style:name="Tableau1.C51" style:family="table-cell">
      <style:table-cell-properties fo:padding="0.159cm" fo:border-left="none" fo:border-right="none" fo:border-top="none" fo:border-bottom="0.05pt solid #000000"/>
    </style:style>
    <style:style style:name="Tableau1.A61" style:family="table-cell">
      <style:table-cell-properties fo:padding="0.159cm" fo:border-left="none" fo:border-right="none" fo:border-top="none" fo:border-bottom="0.05pt solid #000000"/>
    </style:style>
    <style:style style:name="Tableau1.B61" style:family="table-cell">
      <style:table-cell-properties fo:padding="0.159cm" fo:border-left="none" fo:border-right="none" fo:border-top="none" fo:border-bottom="0.05pt solid #000000"/>
    </style:style>
    <style:style style:name="Tableau1.C61" style:family="table-cell">
      <style:table-cell-properties fo:padding="0.159cm" fo:border-left="none" fo:border-right="none" fo:border-top="none" fo:border-bottom="0.05pt solid #000000"/>
    </style:style>
    <style:style style:name="Tableau1.A71" style:family="table-cell">
      <style:table-cell-properties fo:padding="0.159cm" fo:border-left="none" fo:border-right="none" fo:border-top="none" fo:border-bottom="0.05pt solid #000000"/>
    </style:style>
    <style:style style:name="Tableau1.B71" style:family="table-cell">
      <style:table-cell-properties fo:padding="0.159cm" fo:border-left="none" fo:border-right="none" fo:border-top="none" fo:border-bottom="0.05pt solid #000000"/>
    </style:style>
    <style:style style:name="Tableau1.C71" style:family="table-cell">
      <style:table-cell-properties fo:padding="0.159cm" fo:border-left="none" fo:border-right="none" fo:border-top="none" fo:border-bottom="0.05pt solid #000000"/>
    </style:style>
    <style:style style:name="Tableau1.A80" style:family="table-cell">
      <style:table-cell-properties fo:padding="0.159cm" fo:border-left="none" fo:border-right="none" fo:border-top="none" fo:border-bottom="0.05pt solid #000000"/>
    </style:style>
    <style:style style:name="Tableau1.B80" style:family="table-cell">
      <style:table-cell-properties fo:padding="0.159cm" fo:border-left="none" fo:border-right="none" fo:border-top="none" fo:border-bottom="0.05pt solid #000000"/>
    </style:style>
    <style:style style:name="Tableau1.C80" style:family="table-cell">
      <style:table-cell-properties fo:padding="0.159cm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OrgTableHeadingLeft">
      <style:text-properties fo:color="#800000"/>
    </style:style>
    <style:style style:name="P3" style:family="paragraph" style:parent-style-name="OrgTableContentsLeft">
      <style:text-properties fo:font-weight="bold" style:font-weight-asian="bold" style:font-weight-complex="bold"/>
    </style:style>
    <style:style style:name="P4" style:family="paragraph" style:parent-style-name="OrgTableContentsLeft">
      <style:text-properties fo:color="#000000" fo:font-weight="bold" style:font-weight-asian="bold" style:font-weight-complex="bold"/>
    </style:style>
    <style:style style:name="P5" style:family="paragraph" style:parent-style-name="OrgTableContentsLeft">
      <style:text-properties officeooo:rsid="0000f422" officeooo:paragraph-rsid="0000f422"/>
    </style:style>
    <style:style style:name="P6" style:family="paragraph" style:parent-style-name="OrgTableContentsLeft">
      <style:text-properties officeooo:rsid="0000f422" officeooo:paragraph-rsid="00025709"/>
    </style:style>
    <style:style style:name="P7" style:family="paragraph" style:parent-style-name="OrgTableContentsLeft">
      <style:text-properties officeooo:rsid="00025709" officeooo:paragraph-rsid="00025709"/>
    </style:style>
    <style:style style:name="T1" style:family="text">
      <style:text-properties fo:color="#800000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800000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Fiche descriptive complète pour un orgue</text:title></text:p>
      <text:p text:style-name="OrgTitle"/>
      <text:p text:style-name="OrgSubtitle"><text:initial-creator>Bastien Guerry</text:initial-creator></text:p>
      <text:p text:style-name="OrgSubtitle"/>
      <text:section text:style-name="Sect1" text:name="Section1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header-rows>
            <table:table-row>
              <table:table-cell table:style-name="Tableau1.A1" office:value-type="string">
                <text:p text:style-name="OrgTableHeadingLeft"><text:span text:style-name="Bold"><text:span text:style-name="T1">Propriétés générales de l'orgue</text:span></text:span></text:p>
              </table:table-cell>
              <table:table-cell table:style-name="Tableau1.A1" office:value-type="string">
                <text:p text:style-name="P2">Type de données</text:p>
              </table:table-cell>
              <table:table-cell table:style-name="Tableau1.A1" office:value-type="string">
                <text:p text:style-name="P2">Lexique associé</text:p>
              </table:table-cell>
            </table:table-row>
          </table:table-header-rows>
          <table:table-row>
            <table:table-cell table:style-name="Tableau1.A2" office:value-type="string">
              <text:p text:style-name="OrgTableContentsLeft">Auteur</text:p>
            </table:table-cell>
            <table:table-cell table:style-name="Tableau1.A2" office:value-type="string">
              <text:p text:style-name="OrgTableContentsLeft">Structuré</text:p>
            </table:table-cell>
            <table:table-cell table:style-name="Tableau1.A2" office:value-type="string">
              <text:p text:style-name="OrgTableContentsLeft">AUTR</text:p>
            </table:table-cell>
          </table:table-row>
          <table:table-row>
            <table:table-cell table:style-name="Tableau1.A3" office:value-type="string">
              <text:p text:style-name="OrgTableContentsLeft">Appellations (par ex: "grand orgue", cf. thesaurus)</text:p>
            </table:table-cell>
            <table:table-cell table:style-name="Tableau1.A3" office:value-type="string">
              <text:p text:style-name="OrgTableContentsLeft">Structuré</text:p>
            </table:table-cell>
            <table:table-cell table:style-name="Tableau1.A3" office:value-type="string">
              <text:p text:style-name="OrgTableContentsLeft">TICO</text:p>
            </table:table-cell>
          </table:table-row>
          <table:table-row>
            <table:table-cell table:style-name="Tableau1.A3" office:value-type="string">
              <text:p text:style-name="OrgTableContentsLeft">Appréciation générale sur l'état (ETAT)</text:p>
            </table:table-cell>
            <table:table-cell table:style-name="Tableau1.A3" office:value-type="string">
              <text:p text:style-name="OrgTableContentsLeft">Texte libre ?</text:p>
            </table:table-cell>
            <table:table-cell table:style-name="Tableau1.A3" office:value-type="string">
              <text:p text:style-name="OrgTableContentsLeft">ETAT ?</text:p>
            </table:table-cell>
          </table:table-row>
          <table:table-row>
            <table:table-cell table:style-name="Tableau1.A3" office:value-type="string">
              <text:p text:style-name="OrgTableContentsLeft">État (jouable, etc.)</text:p>
            </table:table-cell>
            <table:table-cell table:style-name="Tableau1.A3" office:value-type="string">
              <text:p text:style-name="OrgTableContentsLeft">Texte libre ?</text:p>
            </table:table-cell>
            <table:table-cell table:style-name="Tableau1.A3" office:value-type="string">
              <text:p text:style-name="OrgTableContentsLeft">Lexique existant ?</text:p>
            </table:table-cell>
          </table:table-row>
          <table:table-row>
            <table:table-cell table:style-name="Tableau1.A3" office:value-type="string">
              <text:p text:style-name="OrgTableContentsLeft">Référence/lien dans Palissy (REF)</text:p>
            </table:table-cell>
            <table:table-cell table:style-name="Tableau1.A3" office:value-type="string">
              <text:p text:style-name="OrgTableContentsLeft">Structuré</text:p>
            </table:table-cell>
            <table:table-cell table:style-name="Tableau1.A3" office:value-type="string">
              <text:p text:style-name="OrgTableContentsLeft">REF</text:p>
            </table:table-cell>
          </table:table-row>
          <table:table-row>
            <table:table-cell table:style-name="Tableau1.A3" office:value-type="string">
              <text:p text:style-name="OrgTableContentsLeft">Affectataire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Facteur assurant l'entretien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Procédure et conditions d'accès à l'instrument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Propriétaire (ou statut (STAT) ?)</text:p>
            </table:table-cell>
            <table:table-cell table:style-name="Tableau1.A3" office:value-type="string">
              <text:p text:style-name="OrgTableContentsLeft">Structuré ?</text:p>
            </table:table-cell>
            <table:table-cell table:style-name="Tableau1.A3" office:value-type="string">
              <text:p text:style-name="OrgTableContentsLeft">STAT ?</text:p>
            </table:table-cell>
          </table:table-row>
          <table:table-row>
            <table:table-cell table:style-name="Tableau1.A3" office:value-type="string">
              <text:p text:style-name="OrgTableContentsLeft">Observations (OBS)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Inscription/classement MH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Intérêt (INTE)</text:p>
            </table:table-cell>
            <table:table-cell table:style-name="Tableau1.A3" office:value-type="string">
              <text:p text:style-name="OrgTableContentsLeft">Structuré</text:p>
            </table:table-cell>
            <table:table-cell table:style-name="Tableau1.A3" office:value-type="string">
              <text:p text:style-name="OrgTableContentsLeft">Thesaurus ?</text:p>
            </table:table-cell>
          </table:table-row>
          <table:table-row>
            <table:table-cell table:style-name="Tableau1.A80" office:value-type="string">
              <text:p text:style-name="OrgTableContentsLeft">Date notice (Palissy/Gertrude) par contributeur (DMIS/DMAJ/PERS)</text:p>
            </table:table-cell>
            <table:table-cell table:style-name="Tableau1.B80" office:value-type="string">
              <text:p text:style-name="OrgTableContentsLeft">Date</text:p>
            </table:table-cell>
            <table:table-cell table:style-name="Tableau1.C80" office:value-type="string">
              <text:p text:style-name="OrgTableContentsLeft"/>
            </table:table-cell>
          </table:table-row>
          <table:table-row>
            <table:table-cell table:style-name="Tableau1.A1" office:value-type="string">
              <text:p text:style-name="OrgTableContentsLeft"><text:span text:style-name="Bold"><text:span text:style-name="T5">Description des composants</text:span></text:span></text:p>
            </table:table-cell>
            <table:table-cell table:style-name="Tableau1.A1" office:value-type="string">
              <text:p text:style-name="P4">Type de données</text:p>
            </table:table-cell>
            <table:table-cell table:style-name="Tableau1.A1" office:value-type="string">
              <text:p text:style-name="P4">Lexique associé</text:p>
            </table:table-cell>
          </table:table-row>
          <table:table-row>
            <table:table-cell table:style-name="Tableau1.A2" office:value-type="string">
              <text:p text:style-name="OrgTableContentsLeft">Accessoires</text:p>
            </table:table-cell>
            <table:table-cell table:style-name="Tableau1.A2" office:value-type="string">
              <text:p text:style-name="OrgTableContentsLeft">Texte libre</text:p>
            </table:table-cell>
            <table:table-cell table:style-name="Tableau1.A2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Accouplements et tirasses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Alimentation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Boîte expressive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ext:soft-page-break/>
          <table:table-row>
            <table:table-cell table:style-name="Tableau1.A3" office:value-type="string">
              <text:p text:style-name="OrgTableContentsLeft">Combinateur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Claviers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Console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Diapason et température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Meuble de console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Pédalier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Sommiers I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Sommiers II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Sommiers III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Sommiers IV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Sommiers V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Sommiers pédale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Soufflerie / pressions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Tempérament</text:p>
            </table:table-cell>
            <table:table-cell table:style-name="Tableau1.A3" office:value-type="string">
              <text:p text:style-name="OrgTableContentsLeft">Structuré</text:p>
            </table:table-cell>
            <table:table-cell table:style-name="Tableau1.A3" office:value-type="string">
              <text:p text:style-name="OrgTableContentsLeft">Vocabulaire orgue</text:p>
            </table:table-cell>
          </table:table-row>
          <table:table-row>
            <table:table-cell table:style-name="Tableau1.A3" office:value-type="string">
              <text:p text:style-name="OrgTableContentsLeft">Transmission des notes</text:p>
            </table:table-cell>
            <table:table-cell table:style-name="Tableau1.A3" office:value-type="string">
              <text:p text:style-name="OrgTableContentsLeft">Structuré</text:p>
            </table:table-cell>
            <table:table-cell table:style-name="Tableau1.A3" office:value-type="string">
              <text:p text:style-name="OrgTableContentsLeft">Vocabulaire orgue</text:p>
            </table:table-cell>
          </table:table-row>
          <table:table-row>
            <table:table-cell table:style-name="Tableau1.A3" office:value-type="string">
              <text:p text:style-name="OrgTableContentsLeft">Transmission des jeux</text:p>
            </table:table-cell>
            <table:table-cell table:style-name="Tableau1.A3" office:value-type="string">
              <text:p text:style-name="OrgTableContentsLeft">Structuré</text:p>
            </table:table-cell>
            <table:table-cell table:style-name="Tableau1.A3" office:value-type="string">
              <text:p text:style-name="OrgTableContentsLeft">Vocabulaire orgue</text:p>
            </table:table-cell>
          </table:table-row>
          <table:table-row>
            <table:table-cell table:style-name="Tableau1.A80" office:value-type="string">
              <text:p text:style-name="OrgTableContentsLeft">Tuyauterie</text:p>
            </table:table-cell>
            <table:table-cell table:style-name="Tableau1.B80" office:value-type="string">
              <text:p text:style-name="OrgTableContentsLeft">Texte libre</text:p>
            </table:table-cell>
            <table:table-cell table:style-name="Tableau1.C80" office:value-type="string">
              <text:p text:style-name="OrgTableContentsLeft"/>
            </table:table-cell>
          </table:table-row>
          <table:table-row>
            <table:table-cell table:style-name="Tableau1.A1" office:value-type="string">
              <text:p text:style-name="OrgTableContentsLeft"><text:span text:style-name="Bold"><text:span text:style-name="T5">Claviers</text:span></text:span></text:p>
            </table:table-cell>
            <table:table-cell table:style-name="Tableau1.A1" office:value-type="string">
              <text:p text:style-name="P4">Type de données</text:p>
            </table:table-cell>
            <table:table-cell table:style-name="Tableau1.A1" office:value-type="string">
              <text:p text:style-name="P4">Lexique associé</text:p>
            </table:table-cell>
          </table:table-row>
          <table:table-row>
            <table:table-cell table:style-name="Tableau1.A2" office:value-type="string">
              <text:p text:style-name="OrgTableContentsLeft">Nom</text:p>
            </table:table-cell>
            <table:table-cell table:style-name="Tableau1.A2" office:value-type="string">
              <text:p text:style-name="OrgTableContentsLeft">Chaîne de caractère</text:p>
            </table:table-cell>
            <table:table-cell table:style-name="Tableau1.A2" office:value-type="string">
              <text:p text:style-name="OrgTableContentsLeft">Lexique des claviers</text:p>
            </table:table-cell>
          </table:table-row>
          <table:table-row>
            <table:table-cell table:style-name="Tableau1.A3" office:value-type="string">
              <text:p text:style-name="OrgTableContentsLeft">Inscription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>Aucun</text:p>
            </table:table-cell>
          </table:table-row>
          <table:table-row>
            <table:table-cell table:style-name="Tableau1.A3" office:value-type="string">
              <text:p text:style-name="OrgTableContentsLeft">Nombre de touches</text:p>
            </table:table-cell>
            <table:table-cell table:style-name="Tableau1.A3" office:value-type="string">
              <text:p text:style-name="OrgTableContentsLeft">Nombre</text:p>
            </table:table-cell>
            <table:table-cell table:style-name="Tableau1.A3" office:value-type="string">
              <text:p text:style-name="OrgTableContentsLeft">Aucun</text:p>
            </table:table-cell>
          </table:table-row>
          <text:soft-page-break/>
          <table:table-row>
            <table:table-cell table:style-name="Tableau1.A80" office:value-type="string">
              <text:p text:style-name="OrgTableContentsLeft">Commentaire</text:p>
            </table:table-cell>
            <table:table-cell table:style-name="Tableau1.B80" office:value-type="string">
              <text:p text:style-name="OrgTableContentsLeft">Texte libre</text:p>
            </table:table-cell>
            <table:table-cell table:style-name="Tableau1.C80" office:value-type="string">
              <text:p text:style-name="OrgTableContentsLeft">Aucun</text:p>
            </table:table-cell>
          </table:table-row>
          <table:table-row>
            <table:table-cell table:style-name="Tableau1.A1" office:value-type="string">
              <text:p text:style-name="OrgTableContentsLeft"><text:span text:style-name="Bold"><text:span text:style-name="T4">Jeux</text:span></text:span></text:p>
            </table:table-cell>
            <table:table-cell table:style-name="Tableau1.A1" office:value-type="string">
              <text:p text:style-name="P3">Type de données</text:p>
            </table:table-cell>
            <table:table-cell table:style-name="Tableau1.A1" office:value-type="string">
              <text:p text:style-name="P3">Lexique associé</text:p>
            </table:table-cell>
          </table:table-row>
          <table:table-row>
            <table:table-cell table:style-name="Tableau1.A2" office:value-type="string">
              <text:p text:style-name="OrgTableContentsLeft">Nom</text:p>
            </table:table-cell>
            <table:table-cell table:style-name="Tableau1.A2" office:value-type="string">
              <text:p text:style-name="OrgTableContentsLeft">Chaîne de caractère</text:p>
            </table:table-cell>
            <table:table-cell table:style-name="Tableau1.A2" office:value-type="string">
              <text:p text:style-name="OrgTableContentsLeft">Lexique des jeux</text:p>
            </table:table-cell>
          </table:table-row>
          <table:table-row>
            <table:table-cell table:style-name="Tableau1.A3" office:value-type="string">
              <text:p text:style-name="OrgTableContentsLeft">Inscription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>Aucun</text:p>
            </table:table-cell>
          </table:table-row>
          <table:table-row>
            <table:table-cell table:style-name="Tableau1.A3" office:value-type="string">
              <text:p text:style-name="OrgTableContentsLeft">Hauteur / Tessiture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>Aucun</text:p>
            </table:table-cell>
          </table:table-row>
          <table:table-row>
            <table:table-cell table:style-name="Tableau1.A3" office:value-type="string">
              <text:p text:style-name="OrgTableContentsLeft">Première / dernière note</text:p>
            </table:table-cell>
            <table:table-cell table:style-name="Tableau1.A3" office:value-type="string">
              <text:p text:style-name="OrgTableContentsLeft">Structuré</text:p>
            </table:table-cell>
            <table:table-cell table:style-name="Tableau1.A3" office:value-type="string">
              <text:p text:style-name="OrgTableContentsLeft">XX / XX avec mini 1 et maxi 73</text:p>
            </table:table-cell>
          </table:table-row>
          <table:table-row>
            <table:table-cell table:style-name="Tableau1.A3" office:value-type="string">
              <text:p text:style-name="OrgTableContentsLeft">Rangs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Clavier associé</text:p>
            </table:table-cell>
            <table:table-cell table:style-name="Tableau1.A3" office:value-type="string">
              <text:p text:style-name="OrgTableContentsLeft">Clavier</text:p>
            </table:table-cell>
            <table:table-cell table:style-name="Tableau1.A3" office:value-type="string">
              <text:p text:style-name="OrgTableContentsLeft">Lexique des claviers</text:p>
            </table:table-cell>
          </table:table-row>
          <table:table-row>
            <table:table-cell table:style-name="Tableau1.A3" office:value-type="string">
              <text:p text:style-name="OrgTableContentsLeft">Matériaux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Commentaire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>Aucun</text:p>
            </table:table-cell>
          </table:table-row>
          <table:table-row>
            <table:table-cell table:style-name="Tableau1.A80" office:value-type="string">
              <text:p text:style-name="OrgTableContentsLeft">Accessoires</text:p>
            </table:table-cell>
            <table:table-cell table:style-name="Tableau1.B80" office:value-type="string">
              <text:p text:style-name="OrgTableContentsLeft">Texte libre</text:p>
            </table:table-cell>
            <table:table-cell table:style-name="Tableau1.C80" office:value-type="string">
              <text:p text:style-name="OrgTableContentsLeft"/>
            </table:table-cell>
          </table:table-row>
          <table:table-row>
            <table:table-cell table:style-name="Tableau1.A1" office:value-type="string">
              <text:p text:style-name="OrgTableContentsLeft"><text:span text:style-name="Bold"><text:span text:style-name="T4">Historique</text:span></text:span></text:p>
            </table:table-cell>
            <table:table-cell table:style-name="Tableau1.A1" office:value-type="string">
              <text:p text:style-name="P3">Type de données</text:p>
            </table:table-cell>
            <table:table-cell table:style-name="Tableau1.A1" office:value-type="string">
              <text:p text:style-name="P3">Lexique associé</text:p>
            </table:table-cell>
          </table:table-row>
          <table:table-row>
            <table:table-cell table:style-name="Tableau1.A1" office:value-type="string">
              <text:p text:style-name="OrgTableContentsLeft">Événement</text:p>
            </table:table-cell>
            <table:table-cell table:style-name="Tableau1.A1" office:value-type="string">
              <text:p text:style-name="OrgTableContentsLeft">Structuré</text:p>
            </table:table-cell>
            <table:table-cell table:style-name="Tableau1.A1" office:value-type="string">
              <text:p text:style-name="OrgTableContentsLeft"/>
            </table:table-cell>
          </table:table-row>
          <table:table-row>
            <table:table-cell table:style-name="Tableau1.A1" office:value-type="string">
              <text:p text:style-name="OrgTableContentsLeft"><text:span text:style-name="Bold"><text:span text:style-name="T4">Données extérieures</text:span></text:span></text:p>
            </table:table-cell>
            <table:table-cell table:style-name="Tableau1.A1" office:value-type="string">
              <text:p text:style-name="P3">Type de données</text:p>
            </table:table-cell>
            <table:table-cell table:style-name="Tableau1.A1" office:value-type="string">
              <text:p text:style-name="P3">Lexique associé</text:p>
            </table:table-cell>
          </table:table-row>
          <table:table-row>
            <table:table-cell table:style-name="Tableau1.A2" office:value-type="string">
              <text:p text:style-name="OrgTableContentsLeft">Archives (paroissiales, diocésaines, associatives, etc.)</text:p>
            </table:table-cell>
            <table:table-cell table:style-name="Tableau1.A2" office:value-type="string">
              <text:p text:style-name="P6">Texte libre</text:p>
            </table:table-cell>
            <table:table-cell table:style-name="Tableau1.A2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Bibliographie</text:p>
            </table:table-cell>
            <table:table-cell table:style-name="Tableau1.A3" office:value-type="string">
              <text:p text:style-name="P6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Vidéo (+ auteur, licence, description)</text:p>
            </table:table-cell>
            <table:table-cell table:style-name="Tableau1.A3" office:value-type="string">
              <text:p text:style-name="P7">Fichier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Audio (+ auteur, licence, description)</text:p>
            </table:table-cell>
            <table:table-cell table:style-name="Tableau1.A3" office:value-type="string">
              <text:p text:style-name="P7">Fichier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Photo (+ auteur, licence, description)</text:p>
            </table:table-cell>
            <table:table-cell table:style-name="Tableau1.A3" office:value-type="string">
              <text:p text:style-name="P7">Fichier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Discographie</text:p>
            </table:table-cell>
            <table:table-cell table:style-name="Tableau1.A3" office:value-type="string">
              <text:p text:style-name="P6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ext:soft-page-break/>
          <table:table-row>
            <table:table-cell table:style-name="Tableau1.A80" office:value-type="string">
              <text:p text:style-name="OrgTableContentsLeft">Documentation</text:p>
            </table:table-cell>
            <table:table-cell table:style-name="Tableau1.B80" office:value-type="string">
              <text:p text:style-name="P5">Texte libre</text:p>
            </table:table-cell>
            <table:table-cell table:style-name="Tableau1.C80" office:value-type="string">
              <text:p text:style-name="OrgTableContentsLeft"/>
            </table:table-cell>
          </table:table-row>
          <table:table-row>
            <table:table-cell table:style-name="Tableau1.A1" office:value-type="string">
              <text:p text:style-name="OrgTableContentsLeft"><text:span text:style-name="Bold"><text:span text:style-name="T4">Buffet</text:span></text:span></text:p>
            </table:table-cell>
            <table:table-cell table:style-name="Tableau1.A1" office:value-type="string">
              <text:p text:style-name="P3">Type de données</text:p>
            </table:table-cell>
            <table:table-cell table:style-name="Tableau1.A1" office:value-type="string">
              <text:p text:style-name="P3">Lexique associé</text:p>
            </table:table-cell>
          </table:table-row>
          <table:table-row>
            <table:table-cell table:style-name="Tableau1.A2" office:value-type="string">
              <text:p text:style-name="OrgTableContentsLeft">Description (DESC)</text:p>
            </table:table-cell>
            <table:table-cell table:style-name="Tableau1.A2" office:value-type="string">
              <text:p text:style-name="OrgTableContentsLeft">Texte libre</text:p>
            </table:table-cell>
            <table:table-cell table:style-name="Tableau1.A2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Décor (REPR)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Inscriptions (INSC)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Auteur(s) (AUTR)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Historique (DATE)</text:p>
            </table:table-cell>
            <table:table-cell table:style-name="Tableau1.A3" office:value-type="string">
              <text:p text:style-name="OrgTableContentsLeft">Date structuré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Matériau (MATR)</text:p>
            </table:table-cell>
            <table:table-cell table:style-name="Tableau1.A3" office:value-type="string">
              <text:p text:style-name="OrgTableContentsLeft">Structuré</text:p>
            </table:table-cell>
            <table:table-cell table:style-name="Tableau1.A3" office:value-type="string">
              <text:p text:style-name="OrgTableContentsLeft">Matériaux</text:p>
            </table:table-cell>
          </table:table-row>
          <table:table-row>
            <table:table-cell table:style-name="Tableau1.A3" office:value-type="string">
              <text:p text:style-name="OrgTableContentsLeft">État (ETAT)</text:p>
            </table:table-cell>
            <table:table-cell table:style-name="Tableau1.A3" office:value-type="string">
              <text:p text:style-name="OrgTableContentsLeft">Structuré</text:p>
            </table:table-cell>
            <table:table-cell table:style-name="Tableau1.A3" office:value-type="string">
              <text:p text:style-name="OrgTableContentsLeft">État</text:p>
            </table:table-cell>
          </table:table-row>
          <table:table-row>
            <table:table-cell table:style-name="Tableau1.A3" office:value-type="string">
              <text:p text:style-name="OrgTableContentsLeft">Inscription/classement MH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80" office:value-type="string">
              <text:p text:style-name="OrgTableContentsLeft">Référence/lien dans Palissy (REF)</text:p>
            </table:table-cell>
            <table:table-cell table:style-name="Tableau1.B80" office:value-type="string">
              <text:p text:style-name="OrgTableContentsLeft">Structuré</text:p>
            </table:table-cell>
            <table:table-cell table:style-name="Tableau1.C80" office:value-type="string">
              <text:p text:style-name="OrgTableContentsLeft">REF</text:p>
            </table:table-cell>
          </table:table-row>
          <table:table-row>
            <table:table-cell table:style-name="Tableau1.A1" office:value-type="string">
              <text:p text:style-name="OrgTableContentsLeft"><text:span text:style-name="Bold"><text:span text:style-name="T4">Édifice contenant l'orgue</text:span></text:span></text:p>
            </table:table-cell>
            <table:table-cell table:style-name="Tableau1.A1" office:value-type="string">
              <text:p text:style-name="P3">Type de données</text:p>
            </table:table-cell>
            <table:table-cell table:style-name="Tableau1.A1" office:value-type="string">
              <text:p text:style-name="P3">Lexique associé</text:p>
            </table:table-cell>
          </table:table-row>
          <table:table-row>
            <table:table-cell table:style-name="Tableau1.A2" office:value-type="string">
              <text:p text:style-name="OrgTableContentsLeft">Localisation (Adresse postal, coordonnées GPS)</text:p>
            </table:table-cell>
            <table:table-cell table:style-name="Tableau1.A2" office:value-type="string">
              <text:p text:style-name="OrgTableContentsLeft">Texte libre</text:p>
            </table:table-cell>
            <table:table-cell table:style-name="Tableau1.A2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Titre courant (Dénomination/Genre/Appellation/Titre)</text:p>
            </table:table-cell>
            <table:table-cell table:style-name="Tableau1.A3" office:value-type="string">
              <text:p text:style-name="OrgTableContentsLeft">Structuré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Propriétaire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Protection MH</text:p>
            </table:table-cell>
            <table:table-cell table:style-name="Tableau1.A3" office:value-type="string">
              <text:p text:style-name="OrgTableContentsLeft">Structuré</text:p>
            </table:table-cell>
            <table:table-cell table:style-name="Tableau1.A3" office:value-type="string">
              <text:p text:style-name="OrgTableContentsLeft">Protection</text:p>
            </table:table-cell>
          </table:table-row>
          <table:table-row>
            <table:table-cell table:style-name="Tableau1.A3" office:value-type="string">
              <text:p text:style-name="OrgTableContentsLeft">Référence/lien dans Mérimée (REFA)</text:p>
            </table:table-cell>
            <table:table-cell table:style-name="Tableau1.A3" office:value-type="string">
              <text:p text:style-name="OrgTableContentsLeft">Structuré</text:p>
            </table:table-cell>
            <table:table-cell table:style-name="Tableau1.A3" office:value-type="string">
              <text:p text:style-name="OrgTableContentsLeft">REFA</text:p>
            </table:table-cell>
          </table:table-row>
          <table:table-row>
            <table:table-cell table:style-name="Tableau1.A3" office:value-type="string">
              <text:p text:style-name="OrgTableContentsLeft">Localisation de l'instrument dans l'édifice et accès à l'instrument</text:p>
            </table:table-cell>
            <table:table-cell table:style-name="Tableau1.A3" office:value-type="string">
              <text:p text:style-name="OrgTableContentsLeft">Texte li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3" office:value-type="string">
              <text:p text:style-name="OrgTableContentsLeft">Nombre de places assises</text:p>
            </table:table-cell>
            <table:table-cell table:style-name="Tableau1.A3" office:value-type="string">
              <text:p text:style-name="OrgTableContentsLeft">Nombre</text:p>
            </table:table-cell>
            <table:table-cell table:style-name="Tableau1.A3" office:value-type="string">
              <text:p text:style-name="OrgTableContentsLeft"/>
            </table:table-cell>
          </table:table-row>
          <table:table-row>
            <table:table-cell table:style-name="Tableau1.A80" office:value-type="string">
              <text:p text:style-name="OrgTableContentsLeft">Acoustique de l'édifice</text:p>
            </table:table-cell>
            <table:table-cell table:style-name="Tableau1.B80" office:value-type="string">
              <text:p text:style-name="OrgTableContentsLeft">Texte libre</text:p>
            </table:table-cell>
            <table:table-cell table:style-name="Tableau1.C80" office:value-type="string">
              <text:p text:style-name="OrgTableContentsLeft">?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loext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loext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Guerry</meta:initial-creator>
    <dc:date>2017-07-10T18:44:14.209688711</dc:date>
    <meta:creation-date>2017-07-10T18:41:21</meta:creation-date>
    <meta:generator>LibreOffice/5.1.6.2$Linux_x86 LibreOffice_project/10m0$Build-2</meta:generator>
    <meta:keyword/>
    <dc:subject/>
    <dc:title>Fiche descriptive complète pour un orgue</dc:title>
    <meta:editing-duration>PT2M45S</meta:editing-duration>
    <meta:editing-cycles>2</meta:editing-cycles>
    <meta:document-statistic meta:table-count="1" meta:image-count="0" meta:object-count="0" meta:page-count="4" meta:paragraph-count="200" meta:word-count="425" meta:character-count="2916" meta:non-whitespace-character-count="2691"/>
  </office:meta>
</office:document-meta>
</file>